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60000014C42916890.png" manifest:media-type="image/png"/>
  <manifest:file-entry manifest:full-path="Pictures/100002010000028C0000022537630F42.png" manifest:media-type="image/png"/>
  <manifest:file-entry manifest:full-path="Pictures/10000201000001130000005A0DA4FAE6.png" manifest:media-type="image/png"/>
  <manifest:file-entry manifest:full-path="Pictures/100002010000042E000001DC35403C70.png" manifest:media-type="image/png"/>
  <manifest:file-entry manifest:full-path="Pictures/10000201000001B20000024BB26AC765.png" manifest:media-type="image/png"/>
  <manifest:file-entry manifest:full-path="Pictures/100002010000012E00000113F30C4672.png" manifest:media-type="image/png"/>
  <manifest:file-entry manifest:full-path="Pictures/1000020100000213000001306DE89121.png" manifest:media-type="image/png"/>
  <manifest:file-entry manifest:full-path="Pictures/100002010000024600000408ADE2EDB5.png" manifest:media-type="image/png"/>
  <manifest:file-entry manifest:full-path="Pictures/1000020100000277000001D0890B8487.png" manifest:media-type="image/png"/>
  <manifest:file-entry manifest:full-path="Pictures/10000201000001760000015644B7823F.png" manifest:media-type="image/png"/>
  <manifest:file-entry manifest:full-path="Pictures/1000020100000099000001B4127903CD.png" manifest:media-type="image/png"/>
  <manifest:file-entry manifest:full-path="Pictures/1000020100000099000001B45129250C.png" manifest:media-type="image/png"/>
  <manifest:file-entry manifest:full-path="Pictures/1000020100000099000001B41058B314.png" manifest:media-type="image/png"/>
  <manifest:file-entry manifest:full-path="Pictures/1000020100000097000001A54EC280F8.png" manifest:media-type="image/png"/>
  <manifest:file-entry manifest:full-path="Pictures/100002010000011000000088BA9E2955.png" manifest:media-type="image/png"/>
  <manifest:file-entry manifest:full-path="Pictures/100002010000042E000001DC2CE0F8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4b3fb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35459248" text:id="ct35459248">
          <text:insertion>
            <office:change-info>
              <dc:creator>Sara Boch</dc:creator>
              <dc:date>2013-12-10T09:40:00</dc:date>
            </office:change-info>
          </text:insertion>
        </text:changed-region>
        <text:changed-region xml:id="ct34642176" text:id="ct34642176">
          <text:deletion>
            <office:change-info>
              <dc:creator>Sara Boch</dc:creator>
              <dc:date>2013-12-10T09:55:00</dc:date>
            </office:change-info>
            <text:p text:style-name="P1">Picture 2.</text:p>
          </text:deletion>
        </text:changed-region>
        <text:changed-region xml:id="ct34654048" text:id="ct34654048">
          <text:insertion>
            <office:change-info>
              <dc:creator>Sara Boch</dc:creator>
              <dc:date>2013-12-10T09:55:00</dc:date>
            </office:change-info>
          </text:insertion>
        </text:changed-region>
        <text:changed-region xml:id="ct35595408" text:id="ct35595408">
          <text:insertion>
            <office:change-info>
              <dc:creator>Sara Boch</dc:creator>
              <dc:date>2013-12-10T09:59:00</dc:date>
            </office:change-info>
          </text:insertion>
        </text:changed-region>
        <text:changed-region xml:id="ct35600848" text:id="ct35600848">
          <text:insertion>
            <office:change-info>
              <dc:creator>Sara Boch</dc:creator>
              <dc:date>2013-12-10T10:00:00</dc:date>
            </office:change-info>
          </text:insertion>
        </text:changed-region>
        <text:changed-region xml:id="ct35607616" text:id="ct35607616">
          <text:deletion>
            <office:change-info>
              <dc:creator>Sara Boch</dc:creator>
              <dc:date>2013-12-10T10:00:00</dc:date>
            </office:change-info>
            <text:p text:style-name="P2">customise</text:p>
          </text:deletion>
        </text:changed-region>
        <text:changed-region xml:id="ct35612160" text:id="ct35612160">
          <text:insertion>
            <office:change-info>
              <dc:creator>Sara Boch</dc:creator>
              <dc:date>2013-12-10T10:06:00</dc:date>
            </office:change-info>
          </text:insertion>
        </text:changed-region>
        <text:changed-region xml:id="ct35618752" text:id="ct35618752">
          <text:insertion>
            <office:change-info>
              <dc:creator>Sara Boch</dc:creator>
              <dc:date>2013-12-10T10:04:00</dc:date>
            </office:change-info>
          </text:insertion>
        </text:changed-region>
        <text:changed-region xml:id="ct35619840" text:id="ct35619840">
          <text:insertion>
            <office:change-info>
              <dc:creator>Sara Boch</dc:creator>
              <dc:date>2013-12-10T10:19:00</dc:date>
            </office:change-info>
          </text:insertion>
        </text:changed-region>
        <text:changed-region xml:id="ct35621888" text:id="ct35621888">
          <text:insertion>
            <office:change-info>
              <dc:creator>Sara Boch</dc:creator>
              <dc:date>2013-12-10T10:21:00</dc:date>
            </office:change-info>
          </text:insertion>
        </text:changed-region>
        <text:changed-region xml:id="ct35618960" text:id="ct35618960">
          <text:deletion>
            <office:change-info>
              <dc:creator>Sara Boch</dc:creator>
              <dc:date>2013-12-10T10:22:00</dc:date>
            </office:change-info>
            <text:p text:style-name="P3">s</text:p>
          </text:deletion>
        </text:changed-region>
        <text:changed-region xml:id="ct35618144" text:id="ct35618144">
          <text:insertion>
            <office:change-info>
              <dc:creator>Sara Boch</dc:creator>
              <dc:date>2013-12-10T10:41:00</dc:date>
            </office:change-info>
          </text:insertion>
        </text:changed-region>
        <text:changed-region xml:id="ct35626880" text:id="ct35626880">
          <text:deletion>
            <office:change-info>
              <dc:creator>Sara Boch</dc:creator>
              <dc:date>2013-12-10T10:23:00</dc:date>
            </office:change-info>
            <text:p text:style-name="P4">s</text:p>
          </text:deletion>
        </text:changed-region>
        <text:changed-region xml:id="ct35618352" text:id="ct35618352">
          <text:deletion>
            <office:change-info>
              <dc:creator>Sara Boch</dc:creator>
              <dc:date>2013-12-10T10:41:00</dc:date>
            </office:change-info>
            <text:p text:style-name="P5">ali</text:p>
          </text:deletion>
        </text:changed-region>
        <text:changed-region xml:id="ct35628592" text:id="ct35628592">
          <text:insertion>
            <office:change-info>
              <dc:creator>Sara Boch</dc:creator>
              <dc:date>2013-12-10T10:23:00</dc:date>
            </office:change-info>
          </text:insertion>
        </text:changed-region>
        <text:changed-region xml:id="ct35616992" text:id="ct35616992">
          <text:insertion>
            <office:change-info>
              <dc:creator>Sara Boch</dc:creator>
              <dc:date>2013-12-10T10:41:00</dc:date>
            </office:change-info>
          </text:insertion>
        </text:changed-region>
        <text:changed-region xml:id="ct35627888" text:id="ct35627888">
          <text:deletion>
            <office:change-info>
              <dc:creator>Sara Boch</dc:creator>
              <dc:date>2013-12-10T10:24:00</dc:date>
            </office:change-info>
            <text:p text:style-name="P4">s</text:p>
          </text:deletion>
        </text:changed-region>
        <text:changed-region xml:id="ct35628192" text:id="ct35628192">
          <text:deletion>
            <office:change-info>
              <dc:creator>Sara Boch</dc:creator>
              <dc:date>2013-12-10T10:41:00</dc:date>
            </office:change-info>
            <text:p text:style-name="P5">ali</text:p>
          </text:deletion>
        </text:changed-region>
        <text:changed-region xml:id="ct35657968" text:id="ct35657968">
          <text:deletion>
            <office:change-info>
              <dc:creator>Sara Boch</dc:creator>
              <dc:date>2013-12-10T10:35:00</dc:date>
            </office:change-info>
            <text:p text:style-name="P6">1</text:p>
          </text:deletion>
        </text:changed-region>
        <text:changed-region xml:id="ct35696896" text:id="ct35696896">
          <text:format-change>
            <office:change-info>
              <dc:creator>Sara Boch</dc:creator>
              <dc:date>2013-12-10T10:51:00</dc:date>
            </office:change-info>
          </text:format-change>
        </text:changed-region>
        <text:changed-region xml:id="ct35697968" text:id="ct35697968">
          <text:format-change>
            <office:change-info>
              <dc:creator>Sara Boch</dc:creator>
              <dc:date>2013-12-10T10:51:00</dc:date>
            </office:change-info>
          </text:format-change>
        </text:changed-region>
        <text:changed-region xml:id="ct35698256" text:id="ct35698256">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19">0</text:span>.<text:span text:style-name="T35">4</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35459248"/><text:span text:style-name="T21">m</text:span><text:change-end text:change-id="ct35459248"/>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2CE0F825.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4EC280F8.png" xlink:type="simple" xlink:show="embed" xlink:actuate="onLoad"/></draw:frame></text:p>
      <text:p text:style-name="P24"><text:change text:change-id="ct34642176"/><text:change-start text:change-id="ct34654048"/><text:soft-page-break/>Picture 2.<text:change-end text:change-id="ct34654048"/></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1058B314.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5129250C.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127903CD.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35595408"/> <text:change-end text:change-id="ct35595408"/>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890B8487.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6DE89121.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35600848"/><text:span text:style-name="T1">customize</text:span><text:change-end text:change-id="ct35600848"/><text:change text:change-id="ct35607616"/>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F30C4672.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35612160"/><text:span text:style-name="T1">s</text:span><text:change-end text:change-id="ct35612160"/> need to be done at once. To configure this aspect you can click <text:span text:style-name="T2">Configure</text:span> button below the label <text:span text:style-name="T2">Simulation </text:span><text:soft-page-break/><text:span text:style-name="T2">Steps</text:span>. You will then get<text:change-start text:change-id="ct35618752"/> <text:change-end text:change-id="ct35618752"/><text:change-start text:change-id="ct35619840"/><text:span text:style-name="T22">the</text:span><text:change-end text:change-id="ct35619840"/>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44B7823F.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ADE2EDB5.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35621888"/><text:span text:style-name="T22">s</text:span><text:change-end text:change-id="ct35621888"/> in the right column. The first configuration option<text:change text:change-id="ct35618960"/> is for <text:span text:style-name="T2">Energy Minim</text:span><text:change-start text:change-id="ct35618144"/><text:span text:style-name="T3">iz</text:span><text:change-end text:change-id="ct35618144"/><text:change text:change-id="ct35626880"/><text:change text:change-id="ct35618352"/><text:span text:style-name="T2">ation</text:span>. This step is performed after adding molecule to water box. Some atoms in that system may collide. The purpose is to move water atoms a bit, so dynamics simulation will not start in <text:change-start text:change-id="ct35628592"/><text:span text:style-name="T23">a </text:span><text:change-end text:change-id="ct35628592"/>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35616992"/><text:span text:style-name="T3">iz</text:span><text:change-end text:change-id="ct35616992"/><text:change text:change-id="ct35627888"/><text:change text:change-id="ct35628192"/><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B26AC765.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BA9E2955.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35403C70.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0DA4FAE6.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42916890.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157cm" svg:y="0cm" svg:width="9.98cm" svg:height="8.403cm" draw:z-index="15"><draw:image xlink:href="Pictures/100002010000028C0000022537630F42.png" xlink:type="simple" xlink:show="embed" xlink:actuate="onLoad"/></draw:frame>Picture 16.</text:p>
      <text:p text:style-name="P39"/>
      <text:p text:style-name="P39">5. Changelog</text:p>
      <text:p text:style-name="P6"/>
      <text:p text:style-name="P6">What's new in <text:change text:change-id="ct35657968"/><text:span text:style-name="T13">2</text:span>.0:</text:p>
      <text:list xml:id="list4028805405510566289" text:style-name="L1">
        <text:list-item>
          <text:p text:style-name="P45">Integration with ProDy (Vectors calculation)</text:p>
        </text:list-item>
        <text:list-item>
          <text:p text:style-name="P46">Implicit solvent simulation</text:p>
        </text:list-item>
        <text:list-item>
          <text:p text:style-name="P46">Compatibility with GROMACS 5</text:p>
        </text:list-item>
        <text:list-item>
          <text:p text:style-name="P47">Ability to view logs</text:p>
        </text:list-item>
        <text:list-item>
          <text:p text:style-name="P47">Ported from Tix to ttk</text:p>
        </text:list-item>
        <text:list-item>
          <text:p text:style-name="P47">Added interpretation window</text:p>
        </text:list-item>
      </text:list>
      <text:p text:style-name="P6"/>
      <text:p text:style-name="P6">Known issues:</text:p>
      <text:list xml:id="list2182291345487885939"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35696896"/><text:span text:style-name="T20">btchtm</text:span>@ug.<text:change-end text:change-id="ct35696896"/><text:span text:style-name="T24">edu</text:span><text:change-start text:change-id="ct35697968"/>.pl<text:change-end text:change-id="ct35697968"/>)<text:change-start text:change-id="ct35698256"/></text:p>
      <text:p text:style-name="P8">- Sara Boch Kminikowska<text:change-end text:change-id="ct356982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Linux_X86_64 LibreOffice_project/2c39ebcf046445232b798108aa8a7e7d89552ea8</meta:generator>
    <dc:title/>
    <meta:initial-creator/>
    <dc:creator>Tomasz Makarewicz</dc:creator>
    <meta:editing-cycles>49</meta:editing-cycles>
    <dc:date>2015-08-25T14:24:12.835194053</dc:date>
    <meta:editing-duration>PT3H54M2S</meta:editing-duration>
    <meta:document-statistic meta:table-count="0" meta:image-count="16" meta:object-count="0" meta:page-count="18" meta:paragraph-count="106" meta:word-count="1751" meta:character-count="10768" meta:non-whitespace-character-count="9103"/>
  </office:meta>
</office:document-meta>
</file>